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" svg:font-family="helv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pt" officeooo:rsid="00152176" officeooo:paragraph-rsid="001c3020" style:font-size-asian="10pt" style:font-size-complex="10pt"/>
    </style:style>
    <style:style style:name="P2" style:family="paragraph" style:parent-style-name="Standard">
      <style:text-properties style:font-name="Georgia" fo:font-size="10pt" officeooo:rsid="00152176" officeooo:paragraph-rsid="001ea5d9" style:font-size-asian="10pt" style:font-size-complex="10pt"/>
    </style:style>
    <style:style style:name="P3" style:family="paragraph" style:parent-style-name="Standard">
      <style:text-properties style:font-name="Georgia" fo:font-size="10pt" officeooo:rsid="00152176" officeooo:paragraph-rsid="00152176" style:font-size-asian="10pt" style:font-size-complex="10pt"/>
    </style:style>
    <style:style style:name="P4" style:family="paragraph" style:parent-style-name="Standard">
      <style:text-properties style:font-name="Georgia" fo:font-size="10pt" officeooo:rsid="00152176" officeooo:paragraph-rsid="0016ce0b" style:font-size-asian="10pt" style:font-size-complex="10pt"/>
    </style:style>
    <style:style style:name="P5" style:family="paragraph" style:parent-style-name="Standard">
      <style:text-properties style:font-name="Georgia" fo:font-size="10pt" officeooo:rsid="00152176" officeooo:paragraph-rsid="001756fd" style:font-size-asian="10pt" style:font-size-complex="10pt"/>
    </style:style>
    <style:style style:name="P6" style:family="paragraph" style:parent-style-name="Standard">
      <style:text-properties style:font-name="Georgia" fo:font-size="10pt" officeooo:rsid="00152176" officeooo:paragraph-rsid="00176fed" style:font-size-asian="10pt" style:font-size-complex="10pt"/>
    </style:style>
    <style:style style:name="P7" style:family="paragraph" style:parent-style-name="Standard">
      <style:text-properties style:font-name="Georgia" fo:font-size="10pt" officeooo:rsid="00152176" officeooo:paragraph-rsid="00181245" style:font-size-asian="10pt" style:font-size-complex="10pt"/>
    </style:style>
    <style:style style:name="P8" style:family="paragraph" style:parent-style-name="Standard">
      <style:text-properties style:font-name="Georgia" fo:font-size="10pt" officeooo:rsid="00152176" officeooo:paragraph-rsid="0018baac" style:font-size-asian="10pt" style:font-size-complex="10pt"/>
    </style:style>
    <style:style style:name="P9" style:family="paragraph" style:parent-style-name="Standard">
      <style:text-properties style:font-name="Georgia" fo:font-size="10pt" officeooo:rsid="00152176" officeooo:paragraph-rsid="0019e836" style:font-size-asian="10pt" style:font-size-complex="10pt"/>
    </style:style>
    <style:style style:name="P10" style:family="paragraph" style:parent-style-name="Standard">
      <style:text-properties style:font-name="Georgia" fo:font-size="10pt" officeooo:rsid="0016761e" officeooo:paragraph-rsid="0016761e" style:font-size-asian="10pt" style:font-size-complex="10pt"/>
    </style:style>
    <style:style style:name="P11" style:family="paragraph" style:parent-style-name="Standard">
      <style:text-properties style:font-name="Georgia" fo:font-size="10pt" officeooo:paragraph-rsid="0016ce0b" style:font-size-asian="10pt" style:font-size-complex="10pt"/>
    </style:style>
    <style:style style:name="P12" style:family="paragraph" style:parent-style-name="Standard">
      <style:text-properties style:font-name="Georgia" fo:font-size="10pt" officeooo:paragraph-rsid="001756fd" style:font-size-asian="10pt" style:font-size-complex="10pt"/>
    </style:style>
    <style:style style:name="P13" style:family="paragraph" style:parent-style-name="Standard">
      <style:text-properties style:font-name="Georgia" fo:font-size="10pt" officeooo:paragraph-rsid="00176fed" style:font-size-asian="10pt" style:font-size-complex="10pt"/>
    </style:style>
    <style:style style:name="P14" style:family="paragraph" style:parent-style-name="Standard">
      <style:text-properties style:font-name="Georgia" fo:font-size="10pt" officeooo:paragraph-rsid="00181245" style:font-size-asian="10pt" style:font-size-complex="10pt"/>
    </style:style>
    <style:style style:name="P15" style:family="paragraph" style:parent-style-name="Standard">
      <style:text-properties style:font-name="Georgia" fo:font-size="10pt" officeooo:rsid="00181245" officeooo:paragraph-rsid="00181245" style:font-size-asian="10pt" style:font-size-complex="10pt"/>
    </style:style>
    <style:style style:name="P16" style:family="paragraph" style:parent-style-name="Standard">
      <style:text-properties style:font-name="Georgia" fo:font-size="10pt" officeooo:rsid="00181245" officeooo:paragraph-rsid="0019e836" style:font-size-asian="10pt" style:font-size-complex="10pt"/>
    </style:style>
    <style:style style:name="P17" style:family="paragraph" style:parent-style-name="Standard">
      <style:text-properties style:font-name="Georgia" fo:font-size="10pt" officeooo:paragraph-rsid="0018baac" style:font-size-asian="10pt" style:font-size-complex="10pt"/>
    </style:style>
    <style:style style:name="P18" style:family="paragraph" style:parent-style-name="Standard">
      <style:text-properties style:font-name="Georgia" fo:font-size="10pt" officeooo:paragraph-rsid="0019e836" style:font-size-asian="10pt" style:font-size-complex="10pt"/>
    </style:style>
    <style:style style:name="P19" style:family="paragraph" style:parent-style-name="Standard">
      <style:text-properties style:font-name="Georgia" fo:font-size="10pt" officeooo:rsid="001b56c9" officeooo:paragraph-rsid="001b56c9" style:font-size-asian="10pt" style:font-size-complex="10pt"/>
    </style:style>
    <style:style style:name="P20" style:family="paragraph" style:parent-style-name="Standard">
      <style:text-properties style:font-name="Georgia" fo:font-size="10pt" officeooo:rsid="001b56c9" officeooo:paragraph-rsid="00249be8" style:font-size-asian="10pt" style:font-size-complex="10pt"/>
    </style:style>
    <style:style style:name="T1" style:family="text">
      <style:text-properties officeooo:rsid="00152176"/>
    </style:style>
    <style:style style:name="T2" style:family="text">
      <style:text-properties officeooo:rsid="0016761e"/>
    </style:style>
    <style:style style:name="T3" style:family="text">
      <style:text-properties officeooo:rsid="0016ce0b"/>
    </style:style>
    <style:style style:name="T4" style:family="text">
      <style:text-properties officeooo:rsid="001756fd"/>
    </style:style>
    <style:style style:name="T5" style:family="text">
      <style:text-properties officeooo:rsid="00176fed"/>
    </style:style>
    <style:style style:name="T6" style:family="text">
      <style:text-properties officeooo:rsid="00181245"/>
    </style:style>
    <style:style style:name="T7" style:family="text">
      <style:text-properties officeooo:rsid="0018baac"/>
    </style:style>
    <style:style style:name="T8" style:family="text">
      <style:text-properties officeooo:rsid="0019e836"/>
    </style:style>
    <style:style style:name="T9" style:family="text">
      <style:text-properties officeooo:rsid="001c3020"/>
    </style:style>
    <style:style style:name="T10" style:family="text">
      <style:text-properties officeooo:rsid="001caded"/>
    </style:style>
    <style:style style:name="T11" style:family="text">
      <style:text-properties officeooo:rsid="001ea5d9"/>
    </style:style>
    <style:style style:name="T12" style:family="text">
      <style:text-properties officeooo:rsid="00208ef7"/>
    </style:style>
    <style:style style:name="T13" style:family="text">
      <style:text-properties officeooo:rsid="0021beb7"/>
    </style:style>
    <style:style style:name="T14" style:family="text">
      <style:text-properties officeooo:rsid="00222b74"/>
    </style:style>
    <style:style style:name="T15" style:family="text">
      <style:text-properties officeooo:rsid="00223acc"/>
    </style:style>
    <style:style style:name="T16" style:family="text">
      <style:text-properties officeooo:rsid="00234065"/>
    </style:style>
    <style:style style:name="T17" style:family="text">
      <style:text-properties officeooo:rsid="00249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Gesture_old: [63.39955%]</text:span></text:p>
      <text:p text:style-name="P1"><text:span text:style-name="T9">-dane michal, ola</text:span></text:p>
      <text:p text:style-name="P1"><text:span text:style-name="T9">- LP, </text:span>5 najwiekszych absolutnych wart kata, 5 najwiekszy odleglosci między koncami palcow</text:p>
      <text:p text:style-name="P2"><text:span text:style-name="T11">- blad w readerze</text:span></text:p>
      <text:p text:style-name="P3"/>
      <text:p text:style-name="P3">Gesture1: <text:span text:style-name="T10">[83.8812%]</text:span></text:p>
      <text:p text:style-name="P3">- dane michal, ola, kuba, kasia</text:p>
      <text:p text:style-name="P3">- LP, 5 najwiekszych absolutnych wart kata, 5 najwiekszy odleglosci między koncami palcow</text:p>
      <text:p text:style-name="P3"/>
      <text:p text:style-name="P10">Gesture2: <text:span text:style-name="T12">[83.7687%]</text:span></text:p>
      <text:p text:style-name="P4">- dane michal, ola, kuba, kasia</text:p>
      <text:p text:style-name="P11"><text:span text:style-name="T1">- LP, </text:span><text:span text:style-name="T3">10</text:span><text:span text:style-name="T1"> najwiekszych absolutnych wart kata, </text:span><text:span text:style-name="T3">10</text:span><text:span text:style-name="T1"> najwiekszy odleglosci między koncami palcow</text:span></text:p>
      <text:p text:style-name="P4"/>
      <text:p text:style-name="P12"><text:span text:style-name="T2">Gesture</text:span><text:span text:style-name="T5">3</text:span><text:span text:style-name="T2">: </text:span><text:span text:style-name="T13">[56.8535%]</text:span></text:p>
      <text:p text:style-name="P5">- dane michal, ola, kuba, kasia</text:p>
      <text:p text:style-name="P12"><text:span text:style-name="T1">- LP, </text:span><text:span text:style-name="T3">10</text:span><text:span text:style-name="T1"> </text:span><text:span text:style-name="T4">kolejnych</text:span><text:span text:style-name="T1"> wart kata, </text:span><text:span text:style-name="T3">10</text:span><text:span text:style-name="T1"> </text:span><text:span text:style-name="T4">kolejnych</text:span><text:span text:style-name="T1"> odleglosci między koncami palcow</text:span></text:p>
      <text:p text:style-name="P5"/>
      <text:p text:style-name="P13"><text:span text:style-name="T2">Gesture</text:span><text:span text:style-name="T5">4</text:span><text:span text:style-name="T2">: </text:span><text:span text:style-name="T14">[56.8</text:span><text:span text:style-name="T16">5</text:span><text:span text:style-name="T14">35%]</text:span></text:p>
      <text:p text:style-name="P6">- dane michal, ola, kuba, kasia</text:p>
      <text:p text:style-name="P13"><text:span text:style-name="T1">- LP, </text:span><text:span text:style-name="T3">1</text:span><text:span text:style-name="T5">5</text:span><text:span text:style-name="T1"> </text:span><text:span text:style-name="T4">kolejnych</text:span><text:span text:style-name="T1"> wart kata, </text:span><text:span text:style-name="T3">1</text:span><text:span text:style-name="T5">5</text:span><text:span text:style-name="T1"> </text:span><text:span text:style-name="T4">kolejnych</text:span><text:span text:style-name="T1"> odleglosci między koncami palcow</text:span></text:p>
      <text:p text:style-name="P6"/>
      <text:p text:style-name="P14"><text:span text:style-name="T2">Gesture</text:span><text:span text:style-name="T7">5</text:span><text:span text:style-name="T2">: </text:span><text:span text:style-name="T15">[92.6378%]</text:span></text:p>
      <text:p text:style-name="P7">- dane michal, ola, kuba, kasia</text:p>
      <text:p text:style-name="P14"><text:span text:style-name="T1">- LP, 5 najwiekszych absolutnych wart kata, 5 najwiekszy </text:span><text:span text:style-name="T6">stosunkow odleglosci</text:span><text:span text:style-name="T1"> między koncami palcow </text:span><text:span text:style-name="T6">do najwiekszej odleglosci między koncami palcow</text:span></text:p>
      <text:p text:style-name="P15"/>
      <text:p text:style-name="P17"><text:span text:style-name="T2">Gesture</text:span><text:span text:style-name="T7">6</text:span><text:span text:style-name="T2">:</text:span></text:p>
      <text:p text:style-name="P8">- dane michal, ola, kuba, kasia</text:p>
      <text:p text:style-name="P17"><text:span text:style-name="T1">- LP, </text:span><text:span text:style-name="T7">10</text:span><text:span text:style-name="T1"> najwiekszych absolutnych wart kata, </text:span><text:span text:style-name="T7">10</text:span><text:span text:style-name="T1"> najwiekszy </text:span><text:span text:style-name="T6">stosunkow odleglosci</text:span><text:span text:style-name="T1"> między koncami palcow </text:span><text:span text:style-name="T6">do najwiekszej odleglosci między koncami palcow</text:span></text:p>
      <text:p text:style-name="P3"/>
      <text:p text:style-name="P18"><text:span text:style-name="T2">Gesture</text:span><text:span text:style-name="T8">7</text:span><text:span text:style-name="T2">:</text:span></text:p>
      <text:p text:style-name="P9">- dane michal, ola, kuba, kasia</text:p>
      <text:p text:style-name="P9">- LP, <text:span text:style-name="T7">1</text:span><text:span text:style-name="T8">5 </text:span>najwiekszych absolutnych wart kata, <text:span text:style-name="T7">1</text:span><text:span text:style-name="T8">5</text:span> najwiekszy <text:span text:style-name="T6">stosunkow odleglosci</text:span> między koncami palcow <text:span text:style-name="T6">do najwiekszej odleglosci między koncami palcow</text:span></text:p>
      <text:p text:style-name="P16"/>
      <text:p text:style-name="P16"/>
      <text:p text:style-name="P19">liblinear:</text:p>
      <text:p text:style-name="P19"><text:span text:style-name="T17">1 </text:span>Accuracy = 64.524% (13190/20442) </text:p>
      <text:p text:style-name="P19"><text:span text:style-name="T17">2 </text:span>Accuracy = 64.6365% (13213/20442) </text:p>
      <text:p text:style-name="P19"><text:span text:style-name="T17">3 </text:span>Accuracy = 26.6314% (5444/20442) </text:p>
      <text:p text:style-name="P19"><text:span text:style-name="T17">4 </text:span>Accuracy = 26.6314% (5444/20442) </text:p>
      <text:p text:style-name="P19"><text:span text:style-name="T17">5 </text:span>Accuracy = 63.9712% (13077/20442) </text:p>
      <text:p text:style-name="P19"><text:span text:style-name="T17">6 </text:span>Accuracy = 64.1278% (13109/20442) </text:p>
      <text:p text:style-name="P19"><text:span text:style-name="T17">7 </text:span>Accuracy = error</text:p>
      <text:p text:style-name="P19"/>
      <text:p text:style-name="P20"><text:span text:style-name="T17">libsvm:</text:span></text:p>
      <text:p text:style-name="P20"><text:span text:style-name="T17">1 </text:span>Accuracy = <text:span text:style-name="T10">83.8812</text:span>%</text:p>
      <text:p text:style-name="P20"><text:span text:style-name="T17">2 </text:span>Accuracy = <text:span text:style-name="T12">83.7687%</text:span></text:p>
      <text:p text:style-name="P20"><text:span text:style-name="T17">3 </text:span>Accuracy = <text:span text:style-name="T13">56.8535%</text:span></text:p>
      <text:p text:style-name="P20"><text:span text:style-name="T17">4 </text:span>Accuracy = <text:span text:style-name="T13">56.8535%</text:span> <text:s/></text:p>
      <text:p text:style-name="P20"><text:span text:style-name="T17">5 </text:span>Accuracy = <text:span text:style-name="T15">92.6378%</text:span></text:p>
      <text:p text:style-name="P20"><text:span text:style-name="T17">6 </text:span>Accuracy = </text:p>
      <text:p text:style-name="P20"><text:span text:style-name="T17">7 Accuracy = err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" svg:font-family="helv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1:58:08</meta:creation-date>
    <dc:date>2013-12-05T09:46:02</dc:date>
    <meta:editing-duration>PT12M46S</meta:editing-duration>
    <meta:editing-cycles>18</meta:editing-cycles>
    <meta:generator>LibreOffice/4.0.2.2$Linux_X86_64 LibreOffice_project/400m0$Build-2</meta:generator>
    <meta:document-statistic meta:table-count="0" meta:image-count="0" meta:object-count="0" meta:page-count="1" meta:paragraph-count="41" meta:word-count="249" meta:character-count="1643" meta:non-whitespace-character-count="1426"/>
  </office:meta>
</office:document-meta>
</file>